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3.8563in"/>
    </style:style>
    <style:style style:name="co6" style:family="table-column">
      <style:table-column-properties fo:break-before="auto" style:column-width="1.66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wrap-option="wrap"/>
    </style:style>
    <style:style style:name="ce10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ce3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Bill Of Materials for Arduino-Controlled, 19-chime Glockenspiel</text:p>
          </table:table-cell>
          <table:table-cell table:style-name="ce1" table:number-columns-repeated="2"/>
          <table:table-cell table:style-name="ce4"/>
          <table:table-cell table:style-name="ce1" table:number-columns-repeated="3"/>
          <table:table-cell table:style-name="ce2"/>
          <table:table-cell table:style-name="ce1" table:number-columns-repeated="1016"/>
        </table:table-row>
        <table:table-row table:style-name="ro1">
          <table:table-cell office:value-type="string">
            <text:p>Brad Needham, December 9, 2014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un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Supplier</text:p>
          </table:table-cell>
          <table:table-cell table:style-name="ce6" office:value-type="string">
            <text:p>Part Number</text:p>
          </table:table-cell>
          <table:table-cell table:style-name="ce2" office:value-type="string">
            <text:p>Cost each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Notes</text:p>
          </table:table-cell>
          <table:table-cell table:style-name="ce2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Arduino Mega 2650 R3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DEV-11061</text:p>
          </table:table-cell>
          <table:table-cell table:style-name="ce9" office:value-type="currency" office:currency="USD" office:value="45.95">
            <text:p>$45.95</text:p>
          </table:table-cell>
          <table:table-cell table:style-name="ce9" table:formula="of:=[.A4]*[.E4]" office:value-type="currency" office:currency="USD" office:value="45.95">
            <text:p>$45.95</text:p>
          </table:table-cell>
          <table:table-cell table:style-name="ce3" office:value-type="string">
            <text:p>https://www.sparkfun.com/products/11061</text:p>
          </table:table-cell>
          <table:table-cell/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Wall Adapter Power Supply - 9VDC 650mA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TOL-00298</text:p>
          </table:table-cell>
          <table:table-cell table:style-name="ce9" office:value-type="currency" office:currency="USD" office:value="5.95">
            <text:p>$5.95</text:p>
          </table:table-cell>
          <table:table-cell table:style-name="ce9" table:formula="of:=[.A5]*[.E5]" office:value-type="currency" office:currency="USD" office:value="5.95">
            <text:p>$5.95</text:p>
          </table:table-cell>
          <table:table-cell table:style-name="ce3" office:value-type="string">
            <text:p>https://www.sparkfun.com/products/298</text:p>
          </table:table-cell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Sparkfun Wifi <text:s/>Shield CC3000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DEV-12071</text:p>
          </table:table-cell>
          <table:table-cell table:style-name="ce9" office:value-type="currency" office:currency="USD" office:value="39.95">
            <text:p>$39.95</text:p>
          </table:table-cell>
          <table:table-cell table:style-name="ce9" table:formula="of:=[.A6]*[.E6]" office:value-type="currency" office:currency="USD" office:value="39.95">
            <text:p>$39.95</text:p>
          </table:table-cell>
          <table:table-cell table:style-name="ce3" office:value-type="string">
            <text:p><text:a xlink:href="https://www.sparkfun.com/products/12071">https://www.sparkfun.com/products/12071</text:a></text:p>
          </table:table-cell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string">
            <text:p>Breadboard - Full-Size (Bare)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12615 </text:p>
          </table:table-cell>
          <table:table-cell table:style-name="ce9" office:value-type="currency" office:currency="USD" office:value="5.95">
            <text:p>$5.95</text:p>
          </table:table-cell>
          <table:table-cell table:style-name="ce9" table:formula="of:=[.A7]*[.E7]" office:value-type="currency" office:currency="USD" office:value="11.9">
            <text:p>$11.90</text:p>
          </table:table-cell>
          <table:table-cell table:style-name="ce3" office:value-type="string">
            <text:p>https://www.sparkfun.com/products/12615</text:p>
          </table:table-cell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Hookup wire, solid, 22Awg, white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6</text:p>
          </table:table-cell>
          <table:table-cell table:style-name="ce9" office:value-type="currency" office:currency="USD" office:value="2.5">
            <text:p>$2.50</text:p>
          </table:table-cell>
          <table:table-cell table:style-name="ce9" table:formula="of:=[.A8]*[.E8]" office:value-type="currency" office:currency="USD" office:value="2.5">
            <text:p>$2.50</text:p>
          </table:table-cell>
          <table:table-cell table:style-name="ce3" office:value-type="string">
            <text:p>https://www.sparkfun.com/products/8026</text:p>
          </table:table-cell>
          <table:table-cell office:value-type="string">
            <text:p>Signal wires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Hookup wire, solid, 22Awg, black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2</text:p>
          </table:table-cell>
          <table:table-cell table:style-name="ce9" office:value-type="currency" office:currency="USD" office:value="2.5">
            <text:p>$2.50</text:p>
          </table:table-cell>
          <table:table-cell table:style-name="ce9" table:formula="of:=[.A9]*[.E9]" office:value-type="currency" office:currency="USD" office:value="2.5">
            <text:p>$2.50</text:p>
          </table:table-cell>
          <table:table-cell table:style-name="ce3" office:value-type="string">
            <text:p>https://www.sparkfun.com/products/8022</text:p>
          </table:table-cell>
          <table:table-cell office:value-type="string">
            <text:p>Ground wires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Hookup wire, solid, 22Awg, red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3</text:p>
          </table:table-cell>
          <table:table-cell table:style-name="ce9" office:value-type="currency" office:currency="USD" office:value="2.5">
            <text:p>$2.50</text:p>
          </table:table-cell>
          <table:table-cell table:style-name="ce9" table:formula="of:=[.A10]*[.E10]" office:value-type="currency" office:currency="USD" office:value="2.5">
            <text:p>$2.50</text:p>
          </table:table-cell>
          <table:table-cell table:style-name="ce3" office:value-type="string">
            <text:p>https://www.sparkfun.com/products/8023</text:p>
          </table:table-cell>
          <table:table-cell office:value-type="string">
            <text:p>Power wires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Hookup wire, solid, 22Awg, yellow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4</text:p>
          </table:table-cell>
          <table:table-cell table:style-name="ce9" office:value-type="currency" office:currency="USD" office:value="2.5">
            <text:p>$2.50</text:p>
          </table:table-cell>
          <table:table-cell table:style-name="ce9" table:formula="of:=[.A11]*[.E11]" office:value-type="currency" office:currency="USD" office:value="2.5">
            <text:p>$2.50</text:p>
          </table:table-cell>
          <table:table-cell table:style-name="ce3" office:value-type="string">
            <text:p>https://www.sparkfun.com/products/8024</text:p>
          </table:table-cell>
          <table:table-cell office:value-type="string">
            <text:p>Solenoid power wires. I normally use green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office:value-type="string">
            <text:p>Solenoid, small, 5V, 4.5Ohm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ZHO-0420S-05A4.5</text:p>
          </table:table-cell>
          <table:table-cell table:style-name="ce9" office:value-type="currency" office:currency="USD" office:value="4.95">
            <text:p>$4.95</text:p>
          </table:table-cell>
          <table:table-cell table:style-name="ce9" table:formula="of:=[.A12]*[.E12]" office:value-type="currency" office:currency="USD" office:value="94.05">
            <text:p>$94.05</text:p>
          </table:table-cell>
          <table:table-cell table:style-name="ce3" office:value-type="string">
            <text:p>https://www.sparkfun.com/products/11015</text:p>
          </table:table-cell>
          <table:table-cell office:value-type="string">
            <text:p>one per chime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Metal EMT Conduit, 1/2", 10'</text:p>
          </table:table-cell>
          <table:table-cell table:style-name="ce3" office:value-type="string">
            <text:p>Lowes</text:p>
          </table:table-cell>
          <table:table-cell table:style-name="ce7" office:value-type="float" office:value="72711">
            <text:p>72711</text:p>
          </table:table-cell>
          <table:table-cell table:style-name="ce9" office:value-type="currency" office:currency="USD" office:value="2.48">
            <text:p>$2.48</text:p>
          </table:table-cell>
          <table:table-cell table:style-name="ce9" table:formula="of:=[.A13]*[.E13]" office:value-type="currency" office:currency="USD" office:value="12.4">
            <text:p>$12.40</text:p>
          </table:table-cell>
          <table:table-cell table:style-name="ce3" office:value-type="string">
            <text:p>http://www.lowes.com/pd_72711-1792-101543_0__?productId=3129551</text:p>
          </table:table-cell>
          <table:table-cell office:value-type="string">
            <text:p>XXX work out how many you need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dowel, round, poplar, 1/4" x 4'</text:p>
          </table:table-cell>
          <table:table-cell table:style-name="ce3" office:value-type="string">
            <text:p>Lowes</text:p>
          </table:table-cell>
          <table:table-cell table:style-name="ce7" office:value-type="float" office:value="19375">
            <text:p>19375</text:p>
          </table:table-cell>
          <table:table-cell table:style-name="ce9" office:value-type="currency" office:currency="USD" office:value="0.55">
            <text:p>$0.55</text:p>
          </table:table-cell>
          <table:table-cell table:style-name="ce9" table:formula="of:=[.A14]*[.E14]" office:value-type="currency" office:currency="USD" office:value="2.75">
            <text:p>$2.75</text:p>
          </table:table-cell>
          <table:table-cell table:style-name="ce3" office:value-type="string">
            <text:p>http://www.lowes.com/pd_19375-261-436500_0__?Ntt=19375&amp;UserSearch=19375&amp;productId=3040764&amp;rpp=16</text:p>
          </table:table-cell>
          <table:table-cell office:value-type="string">
            <text:p>XXX work out how many you need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Micro SD card, 4GB</text:p>
          </table:table-cell>
          <table:table-cell table:style-name="ce3" office:value-type="string">
            <text:p>Sandisk</text:p>
          </table:table-cell>
          <table:table-cell table:style-name="ce7"/>
          <table:table-cell table:style-name="ce9" office:value-type="currency" office:currency="USD" office:value="7">
            <text:p>$7.00</text:p>
          </table:table-cell>
          <table:table-cell table:style-name="ce9" table:formula="of:=[.A15]*[.E15]" office:value-type="currency" office:currency="USD" office:value="7">
            <text:p>$7.00</text:p>
          </table:table-cell>
          <table:table-cell table:style-name="ce3" office:value-type="string">
            <text:p>http://www.amazon.com/Sandisk-MicroSDHC-Memory-Card-Adapter/dp/B000WH6H1M/</text:p>
          </table:table-cell>
          <table:table-cell/>
          <table:table-cell table:style-name="ce3" table:number-columns-repeated="1016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string">
            <text:p>Diode, 1N4004, 400V, axial, Cut Tape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1N4004FSCT-ND</text:p>
          </table:table-cell>
          <table:table-cell table:style-name="ce9" office:value-type="currency" office:currency="USD" office:value="0.167">
            <text:p>$0.17</text:p>
          </table:table-cell>
          <table:table-cell table:style-name="ce9" table:formula="of:=[.A16]*[.E16]" office:value-type="currency" office:currency="USD" office:value="3.34">
            <text:p>$3.34</text:p>
          </table:table-cell>
          <table:table-cell table:style-name="ce3"/>
          <table:table-cell office:value-type="string">
            <text:p>Need 19, but they come in lots of 10.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string">
            <text:p>Transistor, TIP120, TO-220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497-2539-5-ND</text:p>
          </table:table-cell>
          <table:table-cell table:style-name="ce9" office:value-type="currency" office:currency="USD" office:value="0.56">
            <text:p>$0.56</text:p>
          </table:table-cell>
          <table:table-cell table:style-name="ce9" table:formula="of:=[.A17]*[.E17]" office:value-type="currency" office:currency="USD" office:value="11.2">
            <text:p>$11.2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string">
            <text:p>Capacitor, 1000uF, 25V, radial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493-5913-1-ND</text:p>
          </table:table-cell>
          <table:table-cell table:style-name="ce9" office:value-type="currency" office:currency="USD" office:value="0.514">
            <text:p>$0.51</text:p>
          </table:table-cell>
          <table:table-cell table:style-name="ce9" table:formula="of:=[.A18]*[.E18]" office:value-type="currency" office:currency="USD" office:value="10.28">
            <text:p>$10.28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Waxman 4720095N Self-Stick Heavy Duty Felt Blanket Pads, 4-1/2-Inch by 6-Inch</text:p>
          </table:table-cell>
          <table:table-cell table:style-name="ce3" office:value-type="string">
            <text:p>Amazon</text:p>
          </table:table-cell>
          <table:table-cell table:style-name="ce7" office:value-type="string">
            <text:p>4720095N</text:p>
          </table:table-cell>
          <table:table-cell table:style-name="ce9" office:value-type="currency" office:currency="USD" office:value="4.49">
            <text:p>$4.49</text:p>
          </table:table-cell>
          <table:table-cell table:style-name="ce9" table:formula="of:=[.A19]*[.E19]" office:value-type="currency" office:currency="USD" office:value="4.49">
            <text:p>$4.49</text:p>
          </table:table-cell>
          <table:table-cell table:style-name="ce3" office:value-type="string">
            <text:p>http://www.amazon.com/Waxman-4720095N-Self-Stick-Blanket-Oatmeal/dp/B0016L0M2I</text:p>
          </table:table-cell>
          <table:table-cell office:value-type="string">
            <text:p>Cut into 3/4" square pads for the chimes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cable ties, 4", 100 count</text:p>
          </table:table-cell>
          <table:table-cell table:style-name="ce3" office:value-type="string">
            <text:p>Lowes</text:p>
          </table:table-cell>
          <table:table-cell table:style-name="ce7" office:value-type="string">
            <text:p>76021 </text:p>
          </table:table-cell>
          <table:table-cell table:style-name="ce9" office:value-type="currency" office:currency="USD" office:value="3.97">
            <text:p>$3.97</text:p>
          </table:table-cell>
          <table:table-cell table:style-name="ce9" table:formula="of:=[.A20]*[.E20]" office:value-type="currency" office:currency="USD" office:value="3.97">
            <text:p>$3.97</text:p>
          </table:table-cell>
          <table:table-cell table:style-name="ce3" office:value-type="string">
            <text:p>http://www.lowes.com/pd_76021-47120-SGY-CT2_0__?Ntt=76021&amp;UserSearch=76021&amp;productId=50005718&amp;rpp=16</text:p>
          </table:table-cell>
          <table:table-cell office:value-type="string">
            <text:p>To tie down the solenoids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3" office:value-type="string">
            <text:p>wood, pine, 3/4" x 1.5" x 4ft</text:p>
          </table:table-cell>
          <table:table-cell table:style-name="ce3" office:value-type="string">
            <text:p>Lowes</text:p>
          </table:table-cell>
          <table:table-cell table:style-name="ce8" office:value-type="string">
            <text:p>1204  </text:p>
          </table:table-cell>
          <table:table-cell table:style-name="ce9" office:value-type="currency" office:currency="USD" office:value="2.48">
            <text:p>$2.48</text:p>
          </table:table-cell>
          <table:table-cell table:style-name="ce9" table:formula="of:=[.A21]*[.E21]" office:value-type="currency" office:currency="USD" office:value="9.92">
            <text:p>$9.92</text:p>
          </table:table-cell>
          <table:table-cell table:style-name="ce3" office:value-type="string">
            <text:p><text:a xlink:href="http://www.lowes.com/pd_1204-99899-83704_0__?productId=3602732&amp;Ntt=wood+.75-in+x+1.5-in+x+4-ft&amp;pl=1&amp;currentURL=%3FNtt%3Dwood%2B.75-in%2Bx%2B1.5-in%2Bx%2B4-ft&amp;facetInfo">http://www.lowes.com/pd_1204-99899-83704_0__?productId=3602732&amp;Ntt=wood+.75-in+x+1.5-in+x+4-ft&amp;pl=1&amp;currentURL=%3FNtt%3Dwood%2B.75-in%2Bx%2B1.5-in%2Bx%2B4-ft&amp;facetInfo</text:a>=</text:p>
          </table:table-cell>
          <table:table-cell office:value-type="string">
            <text:p>For the chime frame XXX work out how many you need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3" table:number-columns-repeated="2"/>
          <table:table-cell table:style-name="ce8"/>
          <table:table-cell table:style-name="ce9"/>
          <table:table-cell table:style-name="ce9" table:formula="of:=[.A22]*[.E22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/>
          <table:table-cell table:style-name="ce3" table:number-columns-repeated="2"/>
          <table:table-cell table:style-name="ce8"/>
          <table:table-cell table:style-name="ce9"/>
          <table:table-cell table:style-name="ce9" table:formula="of:=[.A23]*[.E23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3">
          <table:table-cell table:style-name="ce3"/>
          <table:table-cell table:style-name="ce3" office:value-type="string">
            <text:p>miscellaneous deck screws, glue, solder</text:p>
          </table:table-cell>
          <table:table-cell table:style-name="ce3"/>
          <table:table-cell table:style-name="ce8"/>
          <table:table-cell table:style-name="ce9"/>
          <table:table-cell table:style-name="ce9" table:formula="of:=[.A24]*[.E24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7"/>
          <table:table-cell table:style-name="ce9"/>
          <table:table-cell table:style-name="ce9" table:formula="of:=[.A25]*[.E25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7"/>
          <table:table-cell table:style-name="ce9"/>
          <table:table-cell table:style-name="ce9" table:formula="of:=[.A26]*[.E26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7"/>
          <table:table-cell table:style-name="ce9"/>
          <table:table-cell table:style-name="ce9" table:formula="of:=[.A27]*[.E27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office:value-type="string">
            <text:p>XXX heat shrink tubing.</text:p>
          </table:table-cell>
          <table:table-cell table:style-name="ce3"/>
          <table:table-cell table:style-name="ce7"/>
          <table:table-cell table:style-name="ce9"/>
          <table:table-cell table:style-name="ce9" table:formula="of:=[.A28]*[.E28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office:value-type="string">
            <text:p>XXX screws, standoffs, nuts</text:p>
          </table:table-cell>
          <table:table-cell table:style-name="ce3"/>
          <table:table-cell table:style-name="ce7"/>
          <table:table-cell table:style-name="ce9"/>
          <table:table-cell table:style-name="ce9" table:formula="of:=[.A29]*[.E29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3">
          <table:table-cell table:style-name="ce3"/>
          <table:table-cell table:style-name="ce3" office:value-type="string">
            <text:p>XXX wood for the platform, box, furniture</text:p>
          </table:table-cell>
          <table:table-cell table:style-name="ce3"/>
          <table:table-cell table:style-name="ce7"/>
          <table:table-cell table:style-name="ce9" table:number-columns-repeated="2"/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string">
            <text:p>Grand Total</text:p>
          </table:table-cell>
          <table:table-cell table:style-name="ce3" table:number-columns-repeated="2"/>
          <table:table-cell table:style-name="ce7"/>
          <table:table-cell table:style-name="ce9"/>
          <table:table-cell table:style-name="ce9" table:formula="of:=SUM([.F4:.F30])" office:value-type="currency" office:currency="USD" office:value="273.15">
            <text:p>$273.15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 table:number-rows-repeated="3">
          <table:table-cell table:style-name="ce3" table:number-columns-repeated="3"/>
          <table:table-cell table:style-name="ce7"/>
          <table:table-cell table:style-name="ce9" table:number-columns-repeated="2"/>
          <table:table-cell table:style-name="ce3"/>
          <table:table-cell/>
          <table:table-cell table:style-name="ce3" table:number-columns-repeated="1016"/>
        </table:table-row>
        <table:table-row table:style-name="ro2" table:number-rows-repeated="13">
          <table:table-cell table:number-columns-repeated="4"/>
          <table:table-cell table:style-name="ce10"/>
          <table:table-cell table:style-name="ce9"/>
          <table:table-cell table:number-columns-repeated="1018"/>
        </table:table-row>
        <table:table-row table:style-name="ro2" table:number-rows-repeated="14">
          <table:table-cell table:number-columns-repeated="4"/>
          <table:table-cell table:style-name="ce10" table:number-columns-repeated="2"/>
          <table:table-cell table:number-columns-repeated="1018"/>
        </table:table-row>
        <table:table-row table:style-name="ro2" table:number-rows-repeated="5">
          <table:table-cell table:number-columns-repeated="4"/>
          <table:table-cell table:style-name="ce10"/>
          <table:table-cell table:number-columns-repeated="1019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12/16/2014</text:date>, <text:time>21:3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3M23S</meta:editing-duration>
    <meta:editing-cycles>15</meta:editing-cycles>
    <meta:generator>OpenOffice.org/3.4$Win32 OpenOffice.org_project/340m1$Build-9590</meta:generator>
    <dc:date>2014-12-16T21:33:18.72</dc:date>
    <meta:document-statistic meta:table-count="3" meta:cell-count="173" meta:object-count="0"/>
    <meta:user-defined meta:name="Info 1"/>
    <meta:user-defined meta:name="Info 2"/>
    <meta:user-defined meta:name="Info 3"/>
    <meta:user-defined meta:name="Info 4"/>
  </office:meta>
</office:document-meta>
</file>